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TEMPS</text:p>
          </table:table-cell>
          <table:table-cell table:style-name="ce8" office:value-type="string" calcext:value-type="string">
            <text:p>PERS.</text:p>
          </table:table-cell>
          <table:table-cell table:style-name="ce9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4" office:value-type="string" calcext:value-type="string">
            <text:p>tozjors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5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5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4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4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4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5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5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5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5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5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5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19</text:p>
          </table:table-cell>
          <table:table-cell table:number-columns-repeated="2" table:style-name="ce2" office:value-type="string" calcext:value-type="string">
            <text:p>pui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 manuel CATTEX indique que 'point' n'est ADVneg que s'il est accompagné de 'ne'. </text:p>
          </table:table-cell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61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iss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table:style-name="ce6" office:value-type="string" calcext:value-type="string">
            <text:p>i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reur de transcription ?</text:p>
          </table:table-cell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table:style-name="ce6"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table:style-name="ce5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30</text:p>
          </table:table-cell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74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table:style-name="ce5" office:value-type="string" calcext:value-type="string">
            <text:p>mi</text:p>
          </table:table-cell>
          <table:table-cell table:style-name="ce5" office:value-type="string" calcext:value-type="string">
            <text:p>mi1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table:style-name="ce5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office:value-type="string" calcext:value-type="string">
            <text:p>garnier</text:p>
          </table:table-cell>
          <table:table-cell table:style-name="ce5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table:style-name="ce5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à vérifier, mais semble être le personnage du nom de Biaulande Garnier qui figure dans l'index</text:p>
          </table:table-cell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table:style-name="ce5" office:value-type="string" calcext:value-type="string">
            <text:p>droiturier2|droiturier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'existe pas en tant que substantif (mais adjectif) dans le TL</text:p>
          </table:table-cell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6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table:style-name="ce7"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table:style-name="ce7"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oignë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table:style-name="ce7" office:value-type="string" calcext:value-type="string">
            <text:p>empoig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Ne se trouve pas dans les lemmes dans la liste empi-emu mais mention du lemme p.122 du TL avec un renvoi au Godefroy</text:p>
          </table:table-cell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table:style-name="ce5"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office:value-type="string" calcext:value-type="string">
            <text:p>si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7</text:p>
          </table:table-cell>
          <table:table-cell table:style-name="ce7" office:value-type="string" calcext:value-type="string">
            <text:p>renois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table:style-name="ce5" office:value-type="string" calcext:value-type="string">
            <text:p>prisie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mp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11460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1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mal1+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76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eri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office:value-type="string" calcext:value-type="string">
            <text:p>quanqui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nte1|plante2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office:value-type="string" calcext:value-type="string">
            <text:p>espousé</text:p>
          </table:table-cell>
          <table:table-cell office:value-type="string" calcext:value-type="string">
            <text:p>es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office:value-type="string" calcext:value-type="string">
            <text:p>k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9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|xv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office:value-type="string" calcext:value-type="string">
            <text:p>g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1|erre2|erre3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1|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7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0</text:p>
          </table:table-cell>
          <table:table-cell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7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office:value-type="string" calcext:value-type="string">
            <text:p>rengné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6:25:58.2538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14T18:53:27.063259000</dc:date>
    <meta:editing-duration>PT14H30M21S</meta:editing-duration>
    <meta:editing-cycles>296</meta:editing-cycles>
    <meta:generator>LibreOffice/4.4.3.2$MacOSX_X86_64 LibreOffice_project/88805f81e9fe61362df02b9941de8e38a9b5fd16</meta:generator>
    <meta:document-statistic meta:table-count="1" meta:cell-count="10492" meta:object-count="0"/>
  </office:meta>
</office:document-meta>
</file>